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  <style:text-properties officeooo:paragraph-rsid="001aa7d9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Standard">
      <style:text-properties officeooo:rsid="00182236" officeooo:paragraph-rsid="00182236"/>
    </style:style>
    <style:style style:name="P6" style:family="paragraph" style:parent-style-name="Standard">
      <style:text-properties officeooo:paragraph-rsid="00182236"/>
    </style:style>
    <style:style style:name="P7" style:family="paragraph" style:parent-style-name="Standard">
      <style:text-properties fo:color="#000000" loext:opacity="100%" style:font-name="Consolas" fo:font-size="7.80000019073486pt" fo:font-weight="normal" officeooo:rsid="00182236" officeooo:paragraph-rsid="00182236" fo:background-color="#ffffff"/>
    </style:style>
    <style:style style:name="P8" style:family="paragraph" style:parent-style-name="Standard">
      <style:text-properties officeooo:rsid="00198f07" officeooo:paragraph-rsid="00198f07"/>
    </style:style>
    <style:style style:name="P9" style:family="paragraph" style:parent-style-name="Text_20_body">
      <style:text-properties officeooo:paragraph-rsid="00182236"/>
    </style:style>
    <style:style style:name="P10" style:family="paragraph" style:parent-style-name="Text_20_body">
      <style:text-properties officeooo:rsid="00182236" officeooo:paragraph-rsid="00182236"/>
    </style:style>
    <style:style style:name="P11" style:family="paragraph" style:parent-style-name="Preformatted_20_Text">
      <style:paragraph-properties fo:margin-top="0cm" fo:margin-bottom="0.499cm" style:contextual-spacing="false" fo:padding="0cm" fo:border="none"/>
    </style:style>
    <style:style style:name="P12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13" style:family="paragraph" style:parent-style-name="Preformatted_20_Text">
      <style:paragraph-properties fo:padding="0cm" fo:border="none"/>
    </style:style>
    <style:style style:name="P14" style:family="paragraph" style:parent-style-name="Preformatted_20_Text">
      <style:paragraph-properties fo:padding="0cm" fo:border="none"/>
      <style:text-properties loext:padding="0cm" loext:border="none"/>
    </style:style>
    <style:style style:name="P15" style:family="paragraph" style:parent-style-name="Quotations">
      <style:paragraph-properties fo:padding="0cm" fo:border="none"/>
      <style:text-properties loext:padding="0cm" loext:border="none"/>
    </style:style>
    <style:style style:name="P16" style:family="paragraph" style:parent-style-name="Standard">
      <style:text-properties officeooo:rsid="001aa7d9" officeooo:paragraph-rsid="001aa7d9"/>
    </style:style>
    <style:style style:name="P17" style:family="paragraph" style:parent-style-name="Standard">
      <style:text-properties officeooo:rsid="001bbe13" officeooo:paragraph-rsid="001bbe13"/>
    </style:style>
    <style:style style:name="P18" style:family="paragraph" style:parent-style-name="Standard">
      <style:text-properties officeooo:paragraph-rsid="001bbe13"/>
    </style:style>
    <style:style style:name="P19" style:family="paragraph" style:parent-style-name="Standard">
      <style:text-properties loext:padding="0cm" loext:border="none"/>
    </style:style>
    <style:style style:name="P20" style:family="paragraph" style:parent-style-name="Standard">
      <style:paragraph-properties style:line-height-at-least="0.381cm"/>
      <style:text-properties fo:color="#000000" loext:opacity="100%" style:font-name="Consolas" fo:font-size="7.80000019073486pt" fo:font-weight="normal" fo:background-color="#ffffff"/>
    </style:style>
    <style:style style:name="P21" style:family="paragraph" style:parent-style-name="Standard">
      <style:text-properties fo:color="#000000" loext:opacity="100%" style:font-name="Consolas" fo:font-size="14pt" fo:font-weight="normal" officeooo:rsid="001bbe13" officeooo:paragraph-rsid="001bbe13" fo:background-color="#ffffff" style:font-size-asian="14pt" style:font-size-complex="14pt"/>
    </style:style>
    <style:style style:name="P22" style:family="paragraph" style:parent-style-name="Standard">
      <style:text-properties fo:color="#000000" loext:opacity="100%" style:font-name="Consolas" fo:font-size="14pt" fo:font-weight="normal" officeooo:rsid="0022155b" officeooo:paragraph-rsid="0022155b" fo:background-color="#ffffff" style:font-size-asian="14pt" style:font-size-complex="14pt"/>
    </style:style>
    <style:style style:name="P23" style:family="paragraph" style:parent-style-name="Standard">
      <style:text-properties fo:color="#000000" loext:opacity="100%" style:font-name="Consolas" fo:font-size="14pt" fo:font-weight="normal" officeooo:rsid="00227b51" officeooo:paragraph-rsid="00227b51" fo:background-color="#ffffff" style:font-size-asian="14pt" style:font-size-complex="14pt"/>
    </style:style>
    <style:style style:name="P24" style:family="paragraph" style:parent-style-name="Standard">
      <style:paragraph-properties style:line-height-at-least="0.381cm"/>
      <style:text-properties fo:color="#000000" loext:opacity="100%" fo:background-color="#ffffff"/>
    </style:style>
    <style:style style:name="P25" style:family="paragraph" style:parent-style-name="Standard">
      <style:paragraph-properties style:line-height-at-least="0.381cm"/>
      <style:text-properties fo:color="#0000ff" loext:opacity="100%" style:font-name="Consolas" fo:font-size="7.80000019073486pt" fo:font-weight="normal" fo:background-color="#ffffff"/>
    </style:style>
    <style:style style:name="P26" style:family="paragraph" style:parent-style-name="Standard">
      <style:text-properties fo:color="#0000ff" loext:opacity="100%" style:font-name="Consolas" fo:font-size="7.80000019073486pt" fo:font-weight="normal" officeooo:rsid="001bbe13" officeooo:paragraph-rsid="001bbe13" fo:background-color="#ffffff"/>
    </style:style>
    <style:style style:name="P27" style:family="paragraph" style:parent-style-name="Standard">
      <style:text-properties officeooo:rsid="001e57fb" officeooo:paragraph-rsid="001e57fb"/>
    </style:style>
    <style:style style:name="P28" style:family="paragraph" style:parent-style-name="Standard">
      <style:text-properties officeooo:paragraph-rsid="001e57fb"/>
    </style:style>
    <style:style style:name="P29" style:family="paragraph" style:parent-style-name="Standard">
      <style:text-properties officeooo:rsid="001f4149" officeooo:paragraph-rsid="001f4149"/>
    </style:style>
    <style:style style:name="P30" style:family="paragraph" style:parent-style-name="Standard">
      <style:text-properties officeooo:paragraph-rsid="001f4149"/>
    </style:style>
    <style:style style:name="P31" style:family="paragraph" style:parent-style-name="Standard">
      <style:text-properties fo:font-size="14pt" officeooo:rsid="0020537f" officeooo:paragraph-rsid="0020537f" style:font-size-asian="14pt" style:font-size-complex="14pt"/>
    </style:style>
    <style:style style:name="P32" style:family="paragraph" style:parent-style-name="Standard">
      <style:text-properties officeooo:paragraph-rsid="00215037"/>
    </style:style>
    <style:style style:name="P33" style:family="paragraph" style:parent-style-name="Standard">
      <style:text-properties officeooo:paragraph-rsid="002351a8"/>
    </style:style>
    <style:style style:name="P34" style:family="paragraph" style:parent-style-name="Standard">
      <style:text-properties officeooo:rsid="0023cf97" officeooo:paragraph-rsid="0023cf97"/>
    </style:style>
    <style:style style:name="P35" style:family="paragraph" style:parent-style-name="Text_20_body">
      <style:text-properties style:font-name="Liberation Sans"/>
    </style:style>
    <style:style style:name="P36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37" style:family="paragraph" style:parent-style-name="Text_20_body">
      <style:paragraph-properties fo:padding="0cm" fo:border="none"/>
    </style:style>
    <style:style style:name="P38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officeooo:rsid="00182236"/>
    </style:style>
    <style:style style:name="T2" style:family="text">
      <style:text-properties fo:font-variant="normal" fo:text-transform="none" fo:color="#1a1a1a" loext:opacity="100%" style:font-name="apple-system" fo:font-size="7.19999980926514pt" fo:letter-spacing="normal" fo:font-style="normal" fo:font-weight="bold"/>
    </style:style>
    <style:style style:name="T3" style:family="text">
      <style:text-properties loext:padding="0.049cm" loext:border="0.06pt solid #000000"/>
    </style:style>
    <style:style style:name="T4" style:family="text">
      <style:text-properties loext:padding="0cm" loext:border="none"/>
    </style:style>
    <style:style style:name="T5" style:family="text">
      <style:text-properties fo:color="#0000ff" loext:opacity="100%"/>
    </style:style>
    <style:style style:name="T6" style:family="text">
      <style:text-properties fo:color="#0000ff" loext:opacity="100%" style:font-name="Consolas" fo:font-size="7.80000019073486pt" fo:font-weight="normal"/>
    </style:style>
    <style:style style:name="T7" style:family="text">
      <style:text-properties fo:color="#a31515" loext:opacity="100%"/>
    </style:style>
    <style:style style:name="T8" style:family="text">
      <style:text-properties fo:color="#795e26" loext:opacity="100%"/>
    </style:style>
    <style:style style:name="T9" style:family="text">
      <style:text-properties fo:color="#795e26" loext:opacity="100%" style:font-name="Consolas" fo:font-size="7.80000019073486pt" fo:font-weight="normal"/>
    </style:style>
    <style:style style:name="T10" style:family="text">
      <style:text-properties fo:color="#098658" loext:opacity="100%"/>
    </style:style>
    <style:style style:name="T11" style:family="text">
      <style:text-properties fo:color="#098658" loext:opacity="100%" style:font-name="Consolas" fo:font-size="7.80000019073486pt" fo:font-weight="normal"/>
    </style:style>
    <style:style style:name="T12" style:family="text">
      <style:text-properties officeooo:rsid="00198f07"/>
    </style:style>
    <style:style style:name="T13" style:family="text">
      <style:text-properties officeooo:rsid="001bbe1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nsolas" fo:font-size="7.80000019073486pt" fo:font-weight="normal"/>
    </style:style>
    <style:style style:name="T16" style:family="text">
      <style:text-properties fo:color="#000000" loext:opacity="100%" style:font-name="Consolas" fo:font-size="14pt" fo:font-weight="normal" officeooo:rsid="0020537f" fo:background-color="#ffffff" loext:char-shading-value="0" style:font-size-asian="14pt" style:font-size-complex="14pt"/>
    </style:style>
    <style:style style:name="T17" style:family="text">
      <style:text-properties fo:color="#000000" loext:opacity="100%" style:font-name="Consolas" fo:font-size="14pt" fo:font-weight="normal" officeooo:rsid="0020537f" fo:background-color="#ffffff" loext:char-shading-value="0" style:font-size-asian="14pt" style:font-size-complex="14pt" loext:padding="0cm" loext:border="none"/>
    </style:style>
    <style:style style:name="T18" style:family="text">
      <style:text-properties fo:color="#000000" loext:opacity="100%" fo:font-size="14pt" fo:font-weight="normal" officeooo:rsid="0020537f" fo:background-color="#ffffff" loext:char-shading-value="0" style:font-size-asian="14pt" style:font-size-complex="14pt" loext:padding="0.049cm" loext:border="0.06pt solid #000000"/>
    </style:style>
    <style:style style:name="T19" style:family="text">
      <style:text-properties officeooo:rsid="001e57fb"/>
    </style:style>
    <style:style style:name="T20" style:family="text">
      <style:text-properties officeooo:rsid="001f414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351a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#--- </text:span><text:span text:style-name="T2">Basic Aggregate Functions</text:span> <text:s/>------------------------------------------------------------------ </text:p>
      <text:p text:style-name="P9"><text:span text:style-name="T12">Question 16) </text:span>Table: <text:span text:style-name="Source_20_Text"><text:span text:style-name="T3">Cinema</text:span></text:span></text:p>
      <text:p text:style-name="P3">+----------------+----------+</text:p>
      <text:p text:style-name="P3">| Column Name <text:s text:c="3"/>| Type <text:s text:c="4"/>|</text:p>
      <text:p text:style-name="P3">+----------------+----------+</text:p>
      <text:p text:style-name="P3">| id <text:s text:c="12"/>| int <text:s text:c="5"/>|</text:p>
      <text:p text:style-name="P3">| movie <text:s text:c="9"/>| varchar <text:s/>|</text:p>
      <text:p text:style-name="P3">| description <text:s text:c="3"/>| varchar <text:s/>|</text:p>
      <text:p text:style-name="P3">| rating <text:s text:c="8"/>| float <text:s text:c="3"/>|</text:p>
      <text:p text:style-name="P3">+----------------+----------+</text:p>
      <text:p text:style-name="P3">id is the primary key (column with unique values) for this table.</text:p>
      <text:p text:style-name="P3">Each row contains information about the name of a movie, its genre, and its rating.</text:p>
      <text:p text:style-name="P1">rating is a 2 decimal places float in the range [0, 10]</text:p>
      <text:p text:style-name="P4"> </text:p>
      <text:p text:style-name="P4">Write a solution to report the movies with an odd-numbered ID and a description that is not <text:span text:style-name="Source_20_Text"><text:span text:style-name="T3">"boring"</text:span></text:span>.</text:p>
      <text:p text:style-name="P4">Return the result table ordered by <text:span text:style-name="Source_20_Text"><text:span text:style-name="T3">rating</text:span></text:span> <text:span text:style-name="Strong_20_Emphasis"><text:span text:style-name="T4">in descending order</text:span></text:span>.</text:p>
      <text:p text:style-name="P4">The result format is in the following example.</text:p>
      <text:p text:style-name="P4"><text:span text:style-name="Strong_20_Emphasis"><text:span text:style-name="T4">Example 1:</text:span></text:span></text:p>
      <text:p text:style-name="P3"><text:span text:style-name="Strong_20_Emphasis"><text:span text:style-name="T4">Input:</text:span></text:span> </text:p>
      <text:p text:style-name="P3">Cinema table:</text:p>
      <text:p text:style-name="P3">+----+------------+-------------+--------+</text:p>
      <text:p text:style-name="P3">| id | movie <text:s text:c="5"/>| description | rating |</text:p>
      <text:p text:style-name="P3">+----+------------+-------------+--------+</text:p>
      <text:p text:style-name="P3">| 1 <text:s/>| War <text:s text:c="7"/>| great 3D <text:s text:c="3"/>| 8.9 <text:s text:c="3"/>|</text:p>
      <text:p text:style-name="P3">| 2 <text:s/>| Science <text:s text:c="3"/>| fiction <text:s text:c="4"/>| 8.5 <text:s text:c="3"/>|</text:p>
      <text:p text:style-name="P3">| 3 <text:s/>| irish <text:s text:c="5"/>| boring <text:s text:c="5"/>| 6.2 <text:s text:c="3"/>|</text:p>
      <text:p text:style-name="P3">| 4 <text:s/>| Ice song <text:s text:c="2"/>| Fantacy <text:s text:c="4"/>| 8.6 <text:s text:c="3"/>|</text:p>
      <text:p text:style-name="P3">| 5 <text:s/>| House card | Interesting | 9.1 <text:s text:c="3"/>|</text:p>
      <text:p text:style-name="P3">+----+------------+-------------+--------+</text:p>
      <text:p text:style-name="P3"><text:span text:style-name="Strong_20_Emphasis"><text:span text:style-name="T4">Output:</text:span></text:span> </text:p>
      <text:p text:style-name="P3">+----+------------+-------------+--------+</text:p>
      <text:p text:style-name="P3">| id | movie <text:s text:c="5"/>| description | rating |</text:p>
      <text:p text:style-name="P3">+----+------------+-------------+--------+</text:p>
      <text:p text:style-name="P3">| 5 <text:s/>| House card | Interesting | 9.1 <text:s text:c="3"/>|</text:p>
      <text:p text:style-name="P3">| 1 <text:s/>| War <text:s text:c="7"/>| great 3D <text:s text:c="3"/>| 8.9 <text:s text:c="3"/>|</text:p>
      <text:p text:style-name="P3">+----+------------+-------------+--------+</text:p>
      <text:p text:style-name="P3"><text:span text:style-name="Strong_20_Emphasis"><text:span text:style-name="T4">Explanation:</text:span></text:span> </text:p>
      <text:p text:style-name="P1">We have three movies with odd-numbered IDs: 1, 3, and 5. The movie with ID = 3 is boring so we do not include it in the answer.</text:p>
      <text:p text:style-name="P5">#- --------------- <text:s/>ANSWER ---------------------------------- </text:p>
      <text:p text:style-name="P5"/>
      <text:p text:style-name="P7"><text:span text:style-name="T5">SELECT</text:span> <text:span text:style-name="T5">*</text:span> <text:span text:style-name="T5">from</text:span> Cinema  <text:span text:style-name="T5">where</text:span>(description <text:span text:style-name="T5">!=</text:span> <text:span text:style-name="T7">"boring"</text:span> <text:span text:style-name="T5">and</text:span> <text:span text:style-name="T8">mod</text:span>(id,<text:span text:style-name="T10">2</text:span>)<text:span text:style-name="T5">&lt;&gt;</text:span> <text:span text:style-name="T10">0</text:span>)  <text:span text:style-name="T5">order</text:span> <text:span text:style-name="T5">by</text:span> rating <text:span text:style-name="T5">DESC</text:span>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<text:span text:style-name="T12">Question 17 ) <text:s/></text:span>Table: <text:span text:style-name="Source_20_Text"><text:span text:style-name="T3">Prices</text:span></text:span></text:p>
      <text:p text:style-name="P3">+---------------+---------+</text:p>
      <text:p text:style-name="P3">| Column Name <text:s text:c="2"/>| Type <text:s text:c="3"/>|</text:p>
      <text:p text:style-name="P3">+---------------+---------+</text:p>
      <text:p text:style-name="P3">| product_id <text:s text:c="3"/>| int <text:s text:c="4"/>|</text:p>
      <text:p text:style-name="P3">| start_date <text:s text:c="3"/>| date <text:s text:c="3"/>|</text:p>
      <text:p text:style-name="P3">| end_date <text:s text:c="5"/>| date <text:s text:c="3"/>|</text:p>
      <text:p text:style-name="P3">| price <text:s text:c="8"/>| int <text:s text:c="4"/>|</text:p>
      <text:p text:style-name="P3">+---------------+---------+</text:p>
      <text:p text:style-name="P3">(product_id, start_date, end_date) is the primary key (combination of columns with unique values) for this table.</text:p>
      <text:p text:style-name="P3">Each row of this table indicates the price of the product_id in the period from start_date to end_date.</text:p>
      <text:p text:style-name="P1">For each product_id there will be no two overlapping periods. That means there will be no two intersecting periods for the same product_id</text:p>
      <text:p text:style-name="P4">Table: <text:span text:style-name="Source_20_Text"><text:span text:style-name="T3">UnitsSold</text:span></text:span></text:p>
      <text:p text:style-name="P3">+---------------+---------+</text:p>
      <text:p text:style-name="P3">| Column Name <text:s text:c="2"/>| Type <text:s text:c="3"/>|</text:p>
      <text:p text:style-name="P3">+---------------+---------+</text:p>
      <text:p text:style-name="P3">| product_id <text:s text:c="3"/>| int <text:s text:c="4"/>|</text:p>
      <text:p text:style-name="P3">| purchase_date | date <text:s text:c="3"/>|</text:p>
      <text:p text:style-name="P3">| units <text:s text:c="8"/>| int <text:s text:c="4"/>|</text:p>
      <text:p text:style-name="P3">+---------------+---------+</text:p>
      <text:p text:style-name="P3">This table may contain duplicate rows.</text:p>
      <text:p text:style-name="P2">Each row of this table indicates the date, units, and product_id of each product sold. </text:p>
      <text:p text:style-name="P2">Write a solution to find the average selling price for each product. <text:span text:style-name="Source_20_Text"><text:span text:style-name="T3">average_price</text:span></text:span> should be <text:span text:style-name="Strong_20_Emphasis"><text:span text:style-name="T4">rounded to 2 decimal places</text:span></text:span>.</text:p>
      <text:p text:style-name="P4">Return the result table in <text:span text:style-name="Strong_20_Emphasis"><text:span text:style-name="T4">any order</text:span></text:span>.</text:p>
      <text:p text:style-name="P4">The result format is in the following example.</text:p>
      <text:p text:style-name="P4"><text:span text:style-name="Strong_20_Emphasis"><text:span text:style-name="T4">Example 1:</text:span></text:span></text:p>
      <text:p text:style-name="P3"><text:span text:style-name="Strong_20_Emphasis"><text:span text:style-name="T4">Input:</text:span></text:span> </text:p>
      <text:p text:style-name="P3">Prices table:</text:p>
      <text:p text:style-name="P3">+------------+------------+------------+--------+</text:p>
      <text:p text:style-name="P3">| product_id | start_date | end_date <text:s text:c="2"/>| price <text:s/>|</text:p>
      <text:p text:style-name="P3">+------------+------------+------------+--------+</text:p>
      <text:p text:style-name="P3">| 1 <text:s text:c="9"/>| 2019-02-17 | 2019-02-28 | 5 <text:s text:c="5"/>|</text:p>
      <text:p text:style-name="P3">| 1 <text:s text:c="9"/>| 2019-03-01 | 2019-03-22 | 20 <text:s text:c="4"/>|</text:p>
      <text:p text:style-name="P3">| 2 <text:s text:c="9"/>| 2019-02-01 | 2019-02-20 | 15 <text:s text:c="4"/>|</text:p>
      <text:p text:style-name="P3">| 2 <text:s text:c="9"/>| 2019-02-21 | 2019-03-31 | 30 <text:s text:c="4"/>|</text:p>
      <text:p text:style-name="P3">+------------+------------+------------+--------+</text:p>
      <text:p text:style-name="P3">UnitsSold table:</text:p>
      <text:p text:style-name="P3">+------------+---------------+-------+</text:p>
      <text:p text:style-name="P3">| product_id | purchase_date | units |</text:p>
      <text:p text:style-name="P3">+------------+---------------+-------+</text:p>
      <text:p text:style-name="P3">| 1 <text:s text:c="9"/>| 2019-02-25 <text:s text:c="3"/>| 100 <text:s text:c="2"/>|</text:p>
      <text:p text:style-name="P3">| 1 <text:s text:c="9"/>| 2019-03-01 <text:s text:c="3"/>| 15 <text:s text:c="3"/>|</text:p>
      <text:p text:style-name="P3">| 2 <text:s text:c="9"/>| 2019-02-10 <text:s text:c="3"/>| 200 <text:s text:c="2"/>|</text:p>
      <text:p text:style-name="P3">| 2 <text:s text:c="9"/>| 2019-03-22 <text:s text:c="3"/>| 30 <text:s text:c="3"/>|</text:p>
      <text:p text:style-name="P3">+------------+---------------+-------+</text:p>
      <text:p text:style-name="P3"><text:span text:style-name="Strong_20_Emphasis"><text:span text:style-name="T4">Output:</text:span></text:span> </text:p>
      <text:p text:style-name="P3">+------------+---------------+</text:p>
      <text:p text:style-name="P3">| product_id | average_price |</text:p>
      <text:p text:style-name="P3">+------------+---------------+</text:p>
      <text:p text:style-name="P3"><text:soft-page-break/>| 1 <text:s text:c="9"/>| 6.96 <text:s text:c="9"/>|</text:p>
      <text:p text:style-name="P3">| 2 <text:s text:c="9"/>| 16.96 <text:s text:c="8"/>|</text:p>
      <text:p text:style-name="P3">+------------+---------------+</text:p>
      <text:p text:style-name="P3"><text:span text:style-name="Strong_20_Emphasis"><text:span text:style-name="T4">Explanation:</text:span></text:span> </text:p>
      <text:p text:style-name="P3">Average selling price = Total Price of Product / Number of products sold.</text:p>
      <text:p text:style-name="P3">Average selling price for product 1 = ((100 * 5) + (15 * 20)) / 115 = 6.96</text:p>
      <text:p text:style-name="P1">Average selling price for product 2 = ((200 * 15) + (30 * 30)) / 230 = 16.96</text:p>
      <text:p text:style-name="P8">#------ Answer ------------------------------------------- -------------------- <text:s/></text:p>
      <text:p text:style-name="P16">SELECT * from <text:s/>Prices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3">QUESTION 19) </text:span><text:a xlink:type="simple" xlink:href="https://leetcode.com/problems/project-employees-i/" text:style-name="Internet_20_link" text:visited-style-name="Visited_20_Internet_20_Link"><text:span text:style-name="T4">1075. Project Employees I</text:span></text:a></text:p>
      <text:p text:style-name="Standard"/>
      <text:p text:style-name="P4"><text:span text:style-name="T4">Table: </text:span><text:span text:style-name="Source_20_Text"><text:span text:style-name="T3">Project</text:span></text:span></text:p>
      <text:p text:style-name="P14">+-------------+---------+</text:p>
      <text:p text:style-name="P14">| Column Name | Type <text:s text:c="3"/>|</text:p>
      <text:p text:style-name="P14">+-------------+---------+</text:p>
      <text:p text:style-name="P14">| project_id <text:s/>| int <text:s text:c="4"/>|</text:p>
      <text:p text:style-name="P14">| employee_id | int <text:s text:c="4"/>|</text:p>
      <text:p text:style-name="P14">+-------------+---------+</text:p>
      <text:p text:style-name="P14">(project_id, employee_id) is the primary key of this table.</text:p>
      <text:p text:style-name="P3"><text:span text:style-name="T4">employee_id is a foreign key to </text:span><text:span text:style-name="Source_20_Text"><text:span text:style-name="T3">Employee</text:span></text:span><text:span text:style-name="T4"> table.</text:span></text:p>
      <text:p text:style-name="P12">Each row of this table indicates that the employee with employee_id is working on the project with project_id.</text:p>
      <text:p text:style-name="P38"> </text:p>
      <text:p text:style-name="P4"><text:span text:style-name="T4">Table: </text:span><text:span text:style-name="Source_20_Text"><text:span text:style-name="T3">Employee</text:span></text:span></text:p>
      <text:p text:style-name="P14">+------------------+---------+</text:p>
      <text:p text:style-name="P14">| Column Name <text:s text:c="5"/>| Type <text:s text:c="3"/>|</text:p>
      <text:p text:style-name="P14">+------------------+---------+</text:p>
      <text:p text:style-name="P14">| employee_id <text:s text:c="5"/>| int <text:s text:c="4"/>|</text:p>
      <text:p text:style-name="P14">| name <text:s text:c="12"/>| varchar |</text:p>
      <text:p text:style-name="P14">| experience_years | int <text:s text:c="4"/>|</text:p>
      <text:p text:style-name="P14">+------------------+---------+</text:p>
      <text:p text:style-name="P14">employee_id is the primary key of this table. It's guaranteed that experience_years is not NULL.</text:p>
      <text:p text:style-name="P12">Each row of this table contains information about one employee.</text:p>
      <text:p text:style-name="P38"> </text:p>
      <text:p text:style-name="P4"><text:span text:style-name="T4">Write an SQL query that reports the </text:span><text:span text:style-name="Strong_20_Emphasis"><text:span text:style-name="T4">average</text:span></text:span><text:span text:style-name="T4"> experience years of all the employees for each project, </text:span><text:span text:style-name="Strong_20_Emphasis"><text:span text:style-name="T4">rounded to 2 digits</text:span></text:span><text:span text:style-name="T4">.</text:span></text:p>
      <text:p text:style-name="P4"><text:span text:style-name="T4">Return the result table in </text:span><text:span text:style-name="Strong_20_Emphasis"><text:span text:style-name="T4">any order</text:span></text:span><text:span text:style-name="T4">.</text:span></text:p>
      <text:p text:style-name="P38"><text:soft-page-break/>The query result format is in the following example.</text:p>
      <text:p text:style-name="P38"> </text:p>
      <text:p text:style-name="P4"><text:span text:style-name="Strong_20_Emphasis"><text:span text:style-name="T4">Example 1:</text:span></text:span></text:p>
      <text:p text:style-name="P3"><text:span text:style-name="Strong_20_Emphasis"><text:span text:style-name="T4">Input:</text:span></text:span><text:span text:style-name="T4"> </text:span></text:p>
      <text:p text:style-name="P14">Project table:</text:p>
      <text:p text:style-name="P14">+-------------+-------------+</text:p>
      <text:p text:style-name="P14">| project_id <text:s/>| employee_id |</text:p>
      <text:p text:style-name="P14">+-------------+-------------+</text:p>
      <text:p text:style-name="P14">| 1 <text:s text:c="10"/>| 1 <text:s text:c="10"/>|</text:p>
      <text:p text:style-name="P14">| 1 <text:s text:c="10"/>| 2 <text:s text:c="10"/>|</text:p>
      <text:p text:style-name="P14">| 1 <text:s text:c="10"/>| 3 <text:s text:c="10"/>|</text:p>
      <text:p text:style-name="P14">| 2 <text:s text:c="10"/>| 1 <text:s text:c="10"/>|</text:p>
      <text:p text:style-name="P14">| 2 <text:s text:c="10"/>| 4 <text:s text:c="10"/>|</text:p>
      <text:p text:style-name="P14">+-------------+-------------+</text:p>
      <text:p text:style-name="P14">Employee table:</text:p>
      <text:p text:style-name="P14">+-------------+--------+------------------+</text:p>
      <text:p text:style-name="P14">| employee_id | name <text:s text:c="2"/>| experience_years |</text:p>
      <text:p text:style-name="P14">+-------------+--------+------------------+</text:p>
      <text:p text:style-name="P14">| 1 <text:s text:c="10"/>| Khaled | 3 <text:s text:c="15"/>|</text:p>
      <text:p text:style-name="P14">| 2 <text:s text:c="10"/>| Ali <text:s text:c="3"/>| 2 <text:s text:c="15"/>|</text:p>
      <text:p text:style-name="P14">| 3 <text:s text:c="10"/>| John <text:s text:c="2"/>| 1 <text:s text:c="15"/>|</text:p>
      <text:p text:style-name="P14">| 4 <text:s text:c="10"/>| Doe <text:s text:c="3"/>| 2 <text:s text:c="15"/>|</text:p>
      <text:p text:style-name="P14">+-------------+--------+------------------+</text:p>
      <text:p text:style-name="P3"><text:span text:style-name="Strong_20_Emphasis"><text:span text:style-name="T4">Output:</text:span></text:span><text:span text:style-name="T4"> </text:span></text:p>
      <text:p text:style-name="P14">+-------------+---------------+</text:p>
      <text:p text:style-name="P14">| project_id <text:s/>| average_years |</text:p>
      <text:p text:style-name="P14">+-------------+---------------+</text:p>
      <text:p text:style-name="P14">| 1 <text:s text:c="10"/>| 2.00 <text:s text:c="9"/>|</text:p>
      <text:p text:style-name="P14">| 2 <text:s text:c="10"/>| 2.50 <text:s text:c="9"/>|</text:p>
      <text:p text:style-name="P14">+-------------+---------------+</text:p>
      <text:p text:style-name="P1"><text:span text:style-name="Strong_20_Emphasis"><text:span text:style-name="T4">Explanation:</text:span></text:span><text:span text:style-name="T4"> The average experience years for the first project is (3 + 2 + 1) / 3 = 2.00 and for the second project is (3 + 2) / 2 = 2.50</text:span></text:p>
      <text:p text:style-name="P17"/>
      <text:p text:style-name="P17">#----------------------- Answer --------------------------------------------- </text:p>
      <text:p text:style-name="P26"/>
      <text:p text:style-name="P26">SELECT</text:p>
      <text:p text:style-name="P24">    <text:span text:style-name="T15">p.product_id,</text:span></text:p>
      <text:p text:style-name="P24">    <text:span text:style-name="T9">IFNULL</text:span><text:span text:style-name="T15">(</text:span><text:span text:style-name="T9">ROUND</text:span><text:span text:style-name="T15">(</text:span><text:span text:style-name="T9">SUM</text:span><text:span text:style-name="T15">(price </text:span><text:span text:style-name="T6">*</text:span><text:span text:style-name="T15"> units) </text:span><text:span text:style-name="T6">/</text:span><text:span text:style-name="T15"> </text:span><text:span text:style-name="T9">SUM</text:span><text:span text:style-name="T15">(units), </text:span><text:span text:style-name="T11">2</text:span><text:span text:style-name="T15">), </text:span><text:span text:style-name="T11">0</text:span><text:span text:style-name="T15">) </text:span><text:span text:style-name="T6">AS</text:span><text:span text:style-name="T15"> average_price</text:span></text:p>
      <text:p text:style-name="P25">FROM</text:p>
      <text:p text:style-name="P24">    <text:span text:style-name="T15">Prices </text:span><text:span text:style-name="T6">AS</text:span><text:span text:style-name="T15"> p</text:span></text:p>
      <text:p text:style-name="P24">    <text:span text:style-name="T6">LEFT</text:span><text:span text:style-name="T15"> </text:span><text:span text:style-name="T6">JOIN</text:span><text:span text:style-name="T15"> UnitsSold </text:span><text:span text:style-name="T6">AS</text:span><text:span text:style-name="T15"> u</text:span></text:p>
      <text:p text:style-name="P24">        <text:span text:style-name="T6">ON</text:span><text:span text:style-name="T15"> p.product_id </text:span><text:span text:style-name="T6">=</text:span><text:span text:style-name="T15"> u.product_id </text:span><text:span text:style-name="T6">AND</text:span><text:span text:style-name="T15"> purchase_date </text:span><text:span text:style-name="T6">BETWEEN</text:span><text:span text:style-name="T15"> start_date </text:span><text:span text:style-name="T6">AND</text:span><text:span text:style-name="T15"> end_date</text:span></text:p>
      <text:p text:style-name="P20"><text:span text:style-name="T5">GROUP</text:span> <text:span text:style-name="T5">BY</text:span> <text:span text:style-name="T10">1</text:span>;</text:p>
      <text:p text:style-name="P17"/>
      <text:p text:style-name="P17"/>
      <text:p text:style-name="P17"/>
      <text:p text:style-name="P17"/>
      <text:p text:style-name="P28"><text:span text:style-name="T19">QUESTION 19)</text:span><text:a xlink:type="simple" xlink:href="https://leetcode.com/problems/project-employees-i/" text:style-name="Internet_20_link" text:visited-style-name="Visited_20_Internet_20_Link"><text:span text:style-name="T4">Project Employees I</text:span></text:a></text:p>
      <text:p text:style-name="P4"><text:span text:style-name="T4">Table: </text:span><text:span text:style-name="Source_20_Text"><text:span text:style-name="T3">Project</text:span></text:span></text:p>
      <text:p text:style-name="P14">+-------------+---------+</text:p>
      <text:p text:style-name="P14">| Column Name | Type <text:s text:c="3"/>|</text:p>
      <text:p text:style-name="P14">+-------------+---------+</text:p>
      <text:p text:style-name="P14">| project_id <text:s/>| int <text:s text:c="4"/>|</text:p>
      <text:p text:style-name="P14">| employee_id | int <text:s text:c="4"/>|</text:p>
      <text:p text:style-name="P14">+-------------+---------+</text:p>
      <text:p text:style-name="P14">(project_id, employee_id) is the primary key of this table.</text:p>
      <text:p text:style-name="P3"><text:soft-page-break/><text:span text:style-name="T4">employee_id is a foreign key to </text:span><text:span text:style-name="Source_20_Text"><text:span text:style-name="T3">Employee</text:span></text:span><text:span text:style-name="T4"> table.</text:span></text:p>
      <text:p text:style-name="P12">Each row of this table indicates that the employee with employee_id is working on the project with project_id.</text:p>
      <text:p text:style-name="P38"> </text:p>
      <text:p text:style-name="P4"><text:span text:style-name="T4">Table: </text:span><text:span text:style-name="Source_20_Text"><text:span text:style-name="T3">Employee</text:span></text:span></text:p>
      <text:p text:style-name="P14">+------------------+---------+</text:p>
      <text:p text:style-name="P14">| Column Name <text:s text:c="5"/>| Type <text:s text:c="3"/>|</text:p>
      <text:p text:style-name="P14">+------------------+---------+</text:p>
      <text:p text:style-name="P14">| employee_id <text:s text:c="5"/>| int <text:s text:c="4"/>|</text:p>
      <text:p text:style-name="P14">| name <text:s text:c="12"/>| varchar |</text:p>
      <text:p text:style-name="P14">| experience_years | int <text:s text:c="4"/>|</text:p>
      <text:p text:style-name="P14">+------------------+---------+</text:p>
      <text:p text:style-name="P14">employee_id is the primary key of this table. It's guaranteed that experience_years is not NULL.</text:p>
      <text:p text:style-name="P12">Each row of this table contains information about one employee.</text:p>
      <text:p text:style-name="P38"> </text:p>
      <text:p text:style-name="P4"><text:span text:style-name="T4">Write an SQL query that reports the </text:span><text:span text:style-name="Strong_20_Emphasis"><text:span text:style-name="T4">average</text:span></text:span><text:span text:style-name="T4"> experience years of all the employees for each project, </text:span><text:span text:style-name="Strong_20_Emphasis"><text:span text:style-name="T4">rounded to 2 digits</text:span></text:span><text:span text:style-name="T4">.</text:span></text:p>
      <text:p text:style-name="P4"><text:span text:style-name="T4">Return the result table in </text:span><text:span text:style-name="Strong_20_Emphasis"><text:span text:style-name="T4">any order</text:span></text:span><text:span text:style-name="T4">.</text:span></text:p>
      <text:p text:style-name="P38">The query result format is in the following example.</text:p>
      <text:p text:style-name="P38"> </text:p>
      <text:p text:style-name="P4"><text:span text:style-name="Strong_20_Emphasis"><text:span text:style-name="T4">Example 1:</text:span></text:span></text:p>
      <text:p text:style-name="P3"><text:span text:style-name="Strong_20_Emphasis"><text:span text:style-name="T4">Input:</text:span></text:span><text:span text:style-name="T4"> </text:span></text:p>
      <text:p text:style-name="P14">Project table:</text:p>
      <text:p text:style-name="P14">+-------------+-------------+</text:p>
      <text:p text:style-name="P14">| project_id <text:s/>| employee_id |</text:p>
      <text:p text:style-name="P14">+-------------+-------------+</text:p>
      <text:p text:style-name="P14">| 1 <text:s text:c="10"/>| 1 <text:s text:c="10"/>|</text:p>
      <text:p text:style-name="P14">| 1 <text:s text:c="10"/>| 2 <text:s text:c="10"/>|</text:p>
      <text:p text:style-name="P14">| 1 <text:s text:c="10"/>| 3 <text:s text:c="10"/>|</text:p>
      <text:p text:style-name="P14">| 2 <text:s text:c="10"/>| 1 <text:s text:c="10"/>|</text:p>
      <text:p text:style-name="P14">| 2 <text:s text:c="10"/>| 4 <text:s text:c="10"/>|</text:p>
      <text:p text:style-name="P14">+-------------+-------------+</text:p>
      <text:p text:style-name="P14">Employee table:</text:p>
      <text:p text:style-name="P14">+-------------+--------+------------------+</text:p>
      <text:p text:style-name="P14">| employee_id | name <text:s text:c="2"/>| experience_years |</text:p>
      <text:p text:style-name="P14">+-------------+--------+------------------+</text:p>
      <text:p text:style-name="P14">| 1 <text:s text:c="10"/>| Khaled | 3 <text:s text:c="15"/>|</text:p>
      <text:p text:style-name="P14">| 2 <text:s text:c="10"/>| Ali <text:s text:c="3"/>| 2 <text:s text:c="15"/>|</text:p>
      <text:p text:style-name="P14">| 3 <text:s text:c="10"/>| John <text:s text:c="2"/>| 1 <text:s text:c="15"/>|</text:p>
      <text:p text:style-name="P14">| 4 <text:s text:c="10"/>| Doe <text:s text:c="3"/>| 2 <text:s text:c="15"/>|</text:p>
      <text:p text:style-name="P14">+-------------+--------+------------------+</text:p>
      <text:p text:style-name="P3"><text:span text:style-name="Strong_20_Emphasis"><text:span text:style-name="T4">Output:</text:span></text:span><text:span text:style-name="T4"> </text:span></text:p>
      <text:p text:style-name="P14">+-------------+---------------+</text:p>
      <text:p text:style-name="P14">| project_id <text:s/>| average_years |</text:p>
      <text:p text:style-name="P14">+-------------+---------------+</text:p>
      <text:p text:style-name="P14">| 1 <text:s text:c="10"/>| 2.00 <text:s text:c="9"/>|</text:p>
      <text:p text:style-name="P14">| 2 <text:s text:c="10"/>| 2.50 <text:s text:c="9"/>|</text:p>
      <text:p text:style-name="P14">+-------------+---------------+</text:p>
      <text:p text:style-name="P1"><text:span text:style-name="Strong_20_Emphasis"><text:span text:style-name="T4">Explanation:</text:span></text:span><text:span text:style-name="T4"> The average experience years for the first project is (3 + 2 + 1) / 3 = 2.00 and for the second project is (3 + 2) / 2 = 2.50</text:span></text:p>
      <text:p text:style-name="P27"><text:soft-page-break/>#---------------------------- answer ----------------------------------------------------------</text:p>
      <text:p text:style-name="P27"/>
      <text:p text:style-name="P35"><text:span text:style-name="T5">SELECT</text:span> project_id,<text:span text:style-name="T8">round</text:span>(<text:span text:style-name="T8">avg</text:span>(experience_years),<text:span text:style-name="T10">2</text:span>) <text:span text:style-name="T5">as</text:span> average_years <text:span text:style-name="T5">from</text:span> Project <text:span text:style-name="T5">as</text:span> p <text:span text:style-name="T5">LEFT</text:span> <text:span text:style-name="T5">JOIN</text:span> EMPLOYEE <text:span text:style-name="T5">as</text:span> e <text:span text:style-name="T5">on</text:span> p.employee_id<text:span text:style-name="T5">=</text:span>e.employee_id <text:span text:style-name="T5">group</text:span> <text:span text:style-name="T5">by</text:span> project_id;</text:p>
      <text:p text:style-name="P27"/>
      <text:p text:style-name="P17"/>
      <text:p text:style-name="P30"><text:span text:style-name="T20">QUESTION 20 ) </text:span><text:a xlink:type="simple" xlink:href="https://leetcode.com/problems/percentage-of-users-attended-a-contest/" text:style-name="Internet_20_link" text:visited-style-name="Visited_20_Internet_20_Link"><text:span text:style-name="T4">1633. Percentage of Users Attended a Contest</text:span></text:a></text:p>
      <text:p text:style-name="P4"><text:span text:style-name="T4">Table: </text:span><text:span text:style-name="Source_20_Text"><text:span text:style-name="T3">Users</text:span></text:span></text:p>
      <text:p text:style-name="P14">+-------------+---------+</text:p>
      <text:p text:style-name="P14">| Column Name | Type <text:s text:c="3"/>|</text:p>
      <text:p text:style-name="P14">+-------------+---------+</text:p>
      <text:p text:style-name="P14">| user_id <text:s text:c="4"/>| int <text:s text:c="4"/>|</text:p>
      <text:p text:style-name="P14">| user_name <text:s text:c="2"/>| varchar |</text:p>
      <text:p text:style-name="P14">+-------------+---------+</text:p>
      <text:p text:style-name="P14">user_id is the primary key (column with unique values) for this table.</text:p>
      <text:p text:style-name="P12">Each row of this table contains the name and the id of a user.</text:p>
      <text:p text:style-name="P38"> </text:p>
      <text:p text:style-name="P4"><text:span text:style-name="T4">Table: </text:span><text:span text:style-name="Source_20_Text"><text:span text:style-name="T3">Register</text:span></text:span></text:p>
      <text:p text:style-name="P14">+-------------+---------+</text:p>
      <text:p text:style-name="P14">| Column Name | Type <text:s text:c="3"/>|</text:p>
      <text:p text:style-name="P14">+-------------+---------+</text:p>
      <text:p text:style-name="P14">| contest_id <text:s/>| int <text:s text:c="4"/>|</text:p>
      <text:p text:style-name="P14">| user_id <text:s text:c="4"/>| int <text:s text:c="4"/>|</text:p>
      <text:p text:style-name="P14">+-------------+---------+</text:p>
      <text:p text:style-name="P14">(contest_id, user_id) is the primary key (combination of columns with unique values) for this table.</text:p>
      <text:p text:style-name="P12">Each row of this table contains the id of a user and the contest they registered into.</text:p>
      <text:p text:style-name="P38"> </text:p>
      <text:p text:style-name="P4"><text:span text:style-name="T4">Write a solution to find the percentage of the users registered in each contest rounded to </text:span><text:span text:style-name="Strong_20_Emphasis"><text:span text:style-name="T4">two decimals</text:span></text:span><text:span text:style-name="T4">.</text:span></text:p>
      <text:p text:style-name="P4"><text:span text:style-name="T4">Return the result table ordered by </text:span><text:span text:style-name="Source_20_Text"><text:span text:style-name="T3">percentage</text:span></text:span><text:span text:style-name="T4"> in </text:span><text:span text:style-name="Strong_20_Emphasis"><text:span text:style-name="T4">descending order</text:span></text:span><text:span text:style-name="T4">. In case of a tie, order it by </text:span><text:span text:style-name="Source_20_Text"><text:span text:style-name="T3">contest_id</text:span></text:span><text:span text:style-name="T4"> in </text:span><text:span text:style-name="Strong_20_Emphasis"><text:span text:style-name="T4">ascending order</text:span></text:span><text:span text:style-name="T4">.</text:span></text:p>
      <text:p text:style-name="P38">The result format is in the following example.</text:p>
      <text:p text:style-name="P38"> </text:p>
      <text:p text:style-name="P4"><text:span text:style-name="Strong_20_Emphasis"><text:span text:style-name="T4">Example 1:</text:span></text:span></text:p>
      <text:p text:style-name="P3"><text:span text:style-name="Strong_20_Emphasis"><text:span text:style-name="T4">Input:</text:span></text:span><text:span text:style-name="T4"> </text:span></text:p>
      <text:p text:style-name="P14">Users table:</text:p>
      <text:p text:style-name="P14">+---------+-----------+</text:p>
      <text:p text:style-name="P14">| user_id | user_name |</text:p>
      <text:p text:style-name="P14">+---------+-----------+</text:p>
      <text:p text:style-name="P14">| 6 <text:s text:c="6"/>| Alice <text:s text:c="4"/>|</text:p>
      <text:p text:style-name="P14">| 2 <text:s text:c="6"/>| Bob <text:s text:c="6"/>|</text:p>
      <text:p text:style-name="P14">| 7 <text:s text:c="6"/>| Alex <text:s text:c="5"/>|</text:p>
      <text:p text:style-name="P14">+---------+-----------+</text:p>
      <text:p text:style-name="P14">Register table:</text:p>
      <text:p text:style-name="P14">+------------+---------+</text:p>
      <text:p text:style-name="P14">| contest_id | user_id |</text:p>
      <text:p text:style-name="P14"><text:soft-page-break/>+------------+---------+</text:p>
      <text:p text:style-name="P14">| 215 <text:s text:c="7"/>| 6 <text:s text:c="6"/>|</text:p>
      <text:p text:style-name="P14">| 209 <text:s text:c="7"/>| 2 <text:s text:c="6"/>|</text:p>
      <text:p text:style-name="P14">| 208 <text:s text:c="7"/>| 2 <text:s text:c="6"/>|</text:p>
      <text:p text:style-name="P14">| 210 <text:s text:c="7"/>| 6 <text:s text:c="6"/>|</text:p>
      <text:p text:style-name="P14">| 208 <text:s text:c="7"/>| 6 <text:s text:c="6"/>|</text:p>
      <text:p text:style-name="P14">| 209 <text:s text:c="7"/>| 7 <text:s text:c="6"/>|</text:p>
      <text:p text:style-name="P14">| 209 <text:s text:c="7"/>| 6 <text:s text:c="6"/>|</text:p>
      <text:p text:style-name="P14">| 215 <text:s text:c="7"/>| 7 <text:s text:c="6"/>|</text:p>
      <text:p text:style-name="P14">| 208 <text:s text:c="7"/>| 7 <text:s text:c="6"/>|</text:p>
      <text:p text:style-name="P14">| 210 <text:s text:c="7"/>| 2 <text:s text:c="6"/>|</text:p>
      <text:p text:style-name="P14">| 207 <text:s text:c="7"/>| 2 <text:s text:c="6"/>|</text:p>
      <text:p text:style-name="P14">| 210 <text:s text:c="7"/>| 7 <text:s text:c="6"/>|</text:p>
      <text:p text:style-name="P14">+------------+---------+</text:p>
      <text:p text:style-name="P3"><text:span text:style-name="Strong_20_Emphasis"><text:span text:style-name="T4">Output:</text:span></text:span><text:span text:style-name="T4"> </text:span></text:p>
      <text:p text:style-name="P14">+------------+------------+</text:p>
      <text:p text:style-name="P14">| contest_id | percentage |</text:p>
      <text:p text:style-name="P14">+------------+------------+</text:p>
      <text:p text:style-name="P14">| 208 <text:s text:c="7"/>| 100.0 <text:s text:c="5"/>|</text:p>
      <text:p text:style-name="P14">| 209 <text:s text:c="7"/>| 100.0 <text:s text:c="5"/>|</text:p>
      <text:p text:style-name="P14">| 210 <text:s text:c="7"/>| 100.0 <text:s text:c="5"/>|</text:p>
      <text:p text:style-name="P14">| 215 <text:s text:c="7"/>| 66.67 <text:s text:c="5"/>|</text:p>
      <text:p text:style-name="P14">| 207 <text:s text:c="7"/>| 33.33 <text:s text:c="5"/>|</text:p>
      <text:p text:style-name="P14">+------------+------------+</text:p>
      <text:p text:style-name="P3"><text:span text:style-name="Strong_20_Emphasis"><text:span text:style-name="T4">Explanation:</text:span></text:span><text:span text:style-name="T4"> </text:span></text:p>
      <text:p text:style-name="P14">All the users registered in contests 208, 209, and 210. The percentage is 100% and we sort them in the answer table by contest_id in ascending order.</text:p>
      <text:p text:style-name="P14">Alice and Alex registered in contest 215 and the percentage is ((2/3) * 100) = 66.67%</text:p>
      <text:p text:style-name="P12">Bob registered in contest 207 and the percentage is ((1/3) * 100) = 33.33%</text:p>
      <text:p text:style-name="P29">#---------------------------------- ANSWER --------------------------------------------------------</text:p>
      <text:p text:style-name="P17"/>
      <text:p text:style-name="P31">SELECT contest_id,round(count(user_id)* <text:span text:style-name="T21">100.00 /(select count(*</text:span><text:span text:style-name="T14">) from users),2) as percentage from register group by contest_id order by percentage desc, contest_id</text:span></text:p>
      <text:p text:style-name="P21"><text:span text:style-name="T5"/></text:p>
      <text:p text:style-name="P21"/>
      <text:p text:style-name="P21"/>
      <text:p text:style-name="P21"/>
      <text:p text:style-name="P23">#-----------------------------------------------------------</text:p>
      <text:p text:style-name="P32"><text:span text:style-name="T16">QUESTION 20) </text:span><text:a xlink:type="simple" xlink:href="https://leetcode.com/problems/queries-quality-and-percentage/" text:style-name="Internet_20_link" text:visited-style-name="Visited_20_Internet_20_Link"><text:span text:style-name="T17">Queries Quality and Percentage</text:span></text:a></text:p>
      <text:p text:style-name="P32"><text:span text:style-name="T17">Table: </text:span><text:span text:style-name="Source_20_Text"><text:span text:style-name="T18">Queries</text:span></text:span></text:p>
      <text:section text:style-name="Sect1" text:name="dac824b9-d238-b61a-94d1-7bdc30e5ee7a">
        <text:p text:style-name="P14">+-------------+---------+</text:p>
        <text:p text:style-name="P14">| Column Name | Type <text:s text:c="3"/>|</text:p>
        <text:p text:style-name="P14">+-------------+---------+</text:p>
        <text:p text:style-name="P14">| query_name <text:s/>| varchar |</text:p>
        <text:p text:style-name="P14">| result <text:s text:c="5"/>| varchar |</text:p>
        <text:p text:style-name="P14">| position <text:s text:c="3"/>| int <text:s text:c="4"/>|</text:p>
        <text:p text:style-name="P14">| rating <text:s text:c="5"/>| int <text:s text:c="4"/>|</text:p>
        <text:p text:style-name="P14">+-------------+---------+</text:p>
        <text:p text:style-name="P14">This table may have duplicate rows.</text:p>
        <text:p text:style-name="P14">This table contains information collected from some queries on a database.</text:p>
        <text:p text:style-name="P3"><text:span text:style-name="T4">The </text:span><text:span text:style-name="Source_20_Text"><text:span text:style-name="T3">position</text:span></text:span><text:span text:style-name="T4"> column has a value from </text:span><text:span text:style-name="Strong_20_Emphasis"><text:span text:style-name="T4">1</text:span></text:span><text:span text:style-name="T4"> to </text:span><text:span text:style-name="Strong_20_Emphasis"><text:span text:style-name="T4">500</text:span></text:span><text:span text:style-name="T4">.</text:span></text:p>
        <text:p text:style-name="P1"><text:span text:style-name="T4">The </text:span><text:span text:style-name="Source_20_Text"><text:span text:style-name="T3">rating</text:span></text:span><text:span text:style-name="T4"> column has a value from </text:span><text:span text:style-name="Strong_20_Emphasis"><text:span text:style-name="T4">1</text:span></text:span><text:span text:style-name="T4"> to </text:span><text:span text:style-name="Strong_20_Emphasis"><text:span text:style-name="T4">5</text:span></text:span><text:span text:style-name="T4">. Query with </text:span><text:span text:style-name="Source_20_Text"><text:span text:style-name="T3">rating</text:span></text:span><text:span text:style-name="T4"> less than 3 is a poor query.</text:span></text:p>
        <text:p text:style-name="P38"> </text:p>
        <text:p text:style-name="P4"><text:soft-page-break/><text:span text:style-name="T4">We define query </text:span><text:span text:style-name="Source_20_Text"><text:span text:style-name="T3">quality</text:span></text:span><text:span text:style-name="T4"> as:</text:span></text:p>
        <text:p text:style-name="P15">The average of the ratio between query rating and its position.</text:p>
        <text:p text:style-name="P4"><text:span text:style-name="T4">We also define </text:span><text:span text:style-name="Source_20_Text"><text:span text:style-name="T3">poor query percentage</text:span></text:span><text:span text:style-name="T4"> as:</text:span></text:p>
        <text:p text:style-name="P15">The percentage of all queries with rating less than 3.</text:p>
        <text:p text:style-name="P4"><text:span text:style-name="T4">Write a solution to find each </text:span><text:span text:style-name="Source_20_Text"><text:span text:style-name="T3">query_name</text:span></text:span><text:span text:style-name="T4">, the </text:span><text:span text:style-name="Source_20_Text"><text:span text:style-name="T3">quality</text:span></text:span><text:span text:style-name="T4"> and </text:span><text:span text:style-name="Source_20_Text"><text:span text:style-name="T3">poor_query_percentage</text:span></text:span><text:span text:style-name="T4">.</text:span></text:p>
        <text:p text:style-name="P4"><text:span text:style-name="T4">Both </text:span><text:span text:style-name="Source_20_Text"><text:span text:style-name="T3">quality</text:span></text:span><text:span text:style-name="T4"> and </text:span><text:span text:style-name="Source_20_Text"><text:span text:style-name="T3">poor_query_percentage</text:span></text:span><text:span text:style-name="T4"> should be </text:span><text:span text:style-name="Strong_20_Emphasis"><text:span text:style-name="T4">rounded to 2 decimal places</text:span></text:span><text:span text:style-name="T4">.</text:span></text:p>
        <text:p text:style-name="P4"><text:span text:style-name="T4">Return the result table in </text:span><text:span text:style-name="Strong_20_Emphasis"><text:span text:style-name="T4">any order</text:span></text:span><text:span text:style-name="T4">.</text:span></text:p>
        <text:p text:style-name="P38">The result format is in the following example.</text:p>
        <text:p text:style-name="P4"><text:span text:style-name="Strong_20_Emphasis"><text:span text:style-name="T4">Example 1:</text:span></text:span></text:p>
        <text:p text:style-name="P3"><text:span text:style-name="Strong_20_Emphasis"><text:span text:style-name="T4">Input:</text:span></text:span><text:span text:style-name="T4"> </text:span></text:p>
        <text:p text:style-name="P14">Queries table:</text:p>
        <text:p text:style-name="P14">+------------+-------------------+----------+--------+</text:p>
        <text:p text:style-name="P14">| query_name | result <text:s text:c="11"/>| position | rating |</text:p>
        <text:p text:style-name="P14">+------------+-------------------+----------+--------+</text:p>
        <text:p text:style-name="P14">| Dog <text:s text:c="7"/>| Golden Retriever <text:s/>| 1 <text:s text:c="7"/>| 5 <text:s text:c="5"/>|</text:p>
        <text:p text:style-name="P14">| Dog <text:s text:c="7"/>| German Shepherd <text:s text:c="2"/>| 2 <text:s text:c="7"/>| 5 <text:s text:c="5"/>|</text:p>
        <text:p text:style-name="P14">| Dog <text:s text:c="7"/>| Mule <text:s text:c="13"/>| 200 <text:s text:c="5"/>| 1 <text:s text:c="5"/>|</text:p>
        <text:p text:style-name="P14">| Cat <text:s text:c="7"/>| Shirazi <text:s text:c="10"/>| 5 <text:s text:c="7"/>| 2 <text:s text:c="5"/>|</text:p>
        <text:p text:style-name="P14">| Cat <text:s text:c="7"/>| Siamese <text:s text:c="10"/>| 3 <text:s text:c="7"/>| 3 <text:s text:c="5"/>|</text:p>
        <text:p text:style-name="P14">| Cat <text:s text:c="7"/>| Sphynx <text:s text:c="11"/>| 7 <text:s text:c="7"/>| 4 <text:s text:c="5"/>|</text:p>
        <text:p text:style-name="P14">+------------+-------------------+----------+--------+</text:p>
        <text:p text:style-name="P3"><text:span text:style-name="Strong_20_Emphasis"><text:span text:style-name="T4">Output:</text:span></text:span><text:span text:style-name="T4"> </text:span></text:p>
        <text:p text:style-name="P14">+------------+---------+-----------------------+</text:p>
        <text:p text:style-name="P14">| query_name | quality | poor_query_percentage |</text:p>
        <text:p text:style-name="P14">+------------+---------+-----------------------+</text:p>
        <text:p text:style-name="P14">| Dog <text:s text:c="7"/>| 2.50 <text:s text:c="3"/>| 33.33 <text:s text:c="16"/>|</text:p>
        <text:p text:style-name="P14">| Cat <text:s text:c="7"/>| 0.66 <text:s text:c="3"/>| 33.33 <text:s text:c="16"/>|</text:p>
        <text:p text:style-name="P14">+------------+---------+-----------------------+</text:p>
        <text:p text:style-name="P3"><text:span text:style-name="Strong_20_Emphasis"><text:span text:style-name="T4">Explanation:</text:span></text:span><text:span text:style-name="T4"> </text:span></text:p>
        <text:p text:style-name="P14">Dog queries quality is ((5 / 1) + (5 / 2) + (1 / 200)) / 3 = 2.50</text:p>
        <text:p text:style-name="P14">Dog queries poor_ query_percentage is (1 / 3) * 100 = 33.33</text:p>
        <text:p text:style-name="P3"/>
        <text:p text:style-name="P14">Cat queries quality equals ((2 / 5) + (3 / 3) + (4 / 7)) / 3 = 0.66</text:p>
        <text:p text:style-name="P12">Cat queries poor_ query_percentage is (1 / 3) * 100 = 33.33</text:p>
      </text:section>
      <text:p text:style-name="P22">#------------------ ANSWER ---------------------</text:p>
      <text:p text:style-name="P23">SELECT query_name, round(avg(cast(rating as decimal)/ position),2) as quality, round(sum(case when rating &lt;3 then 1 else 0 end)*100/count(*),2) as poor_query_percentage from queries group by query_name;</text:p>
      <text:p text:style-name="P21"/>
      <text:p text:style-name="P21"/>
      <text:p text:style-name="P21"/>
      <text:p text:style-name="P21"/>
      <text:p text:style-name="P17"/>
      <text:p text:style-name="P17"/>
      <text:p text:style-name="P17"/>
      <text:p text:style-name="P17"><text:soft-page-break/></text:p>
      <text:p text:style-name="P33"><text:span text:style-name="T22">QUESTIONS 21 ) </text:span><text:a xlink:type="simple" xlink:href="https://leetcode.com/problems/monthly-transactions-i/" text:style-name="Internet_20_link" text:visited-style-name="Visited_20_Internet_20_Link"><text:span text:style-name="T4">Monthly Transactions I</text:span></text:a></text:p>
      <text:p text:style-name="Standard"/>
      <text:p text:style-name="P4"><text:span text:style-name="T4">Table: </text:span><text:span text:style-name="Source_20_Text"><text:span text:style-name="T3">Transactions</text:span></text:span></text:p>
      <text:p text:style-name="P14">+---------------+---------+</text:p>
      <text:p text:style-name="P14">| Column Name <text:s text:c="2"/>| Type <text:s text:c="3"/>|</text:p>
      <text:p text:style-name="P14">+---------------+---------+</text:p>
      <text:p text:style-name="P14">| id <text:s text:c="11"/>| int <text:s text:c="4"/>|</text:p>
      <text:p text:style-name="P14">| country <text:s text:c="6"/>| varchar |</text:p>
      <text:p text:style-name="P14">| state <text:s text:c="8"/>| enum <text:s text:c="3"/>|</text:p>
      <text:p text:style-name="P14">| amount <text:s text:c="7"/>| int <text:s text:c="4"/>|</text:p>
      <text:p text:style-name="P14">| trans_date <text:s text:c="3"/>| date <text:s text:c="3"/>|</text:p>
      <text:p text:style-name="P14">+---------------+---------+</text:p>
      <text:p text:style-name="P14">id is the primary key of this table.</text:p>
      <text:p text:style-name="P14">The table has information about incoming transactions.</text:p>
      <text:p text:style-name="P12">The state column is an enum of type ["approved", "declined"].</text:p>
      <text:p text:style-name="P38"> </text:p>
      <text:p text:style-name="P38">Write an SQL query to find for each month and country, the number of transactions and their total amount, the number of approved transactions and their total amount.</text:p>
      <text:p text:style-name="P4"><text:span text:style-name="T4">Return the result table in </text:span><text:span text:style-name="Strong_20_Emphasis"><text:span text:style-name="T4">any order</text:span></text:span><text:span text:style-name="T4">.</text:span></text:p>
      <text:p text:style-name="P38">The query result format is in the following example.</text:p>
      <text:p text:style-name="P38"> </text:p>
      <text:p text:style-name="P4"><text:span text:style-name="Strong_20_Emphasis"><text:span text:style-name="T4">Example 1:</text:span></text:span></text:p>
      <text:p text:style-name="P3"><text:span text:style-name="Strong_20_Emphasis"><text:span text:style-name="T4">Input:</text:span></text:span><text:span text:style-name="T4"> </text:span></text:p>
      <text:p text:style-name="P14">Transactions table:</text:p>
      <text:p text:style-name="P14">+------+---------+----------+--------+------------+</text:p>
      <text:p text:style-name="P14">| id <text:s text:c="2"/>| country | state <text:s text:c="3"/>| amount | trans_date |</text:p>
      <text:p text:style-name="P14">+------+---------+----------+--------+------------+</text:p>
      <text:p text:style-name="P14">| 121 <text:s/>| US <text:s text:c="5"/>| approved | 1000 <text:s text:c="2"/>| 2018-12-18 |</text:p>
      <text:p text:style-name="P14">| 122 <text:s/>| US <text:s text:c="5"/>| declined | 2000 <text:s text:c="2"/>| 2018-12-19 |</text:p>
      <text:p text:style-name="P14">| 123 <text:s/>| US <text:s text:c="5"/>| approved | 2000 <text:s text:c="2"/>| 2019-01-01 |</text:p>
      <text:p text:style-name="P14">| 124 <text:s/>| DE <text:s text:c="5"/>| approved | 2000 <text:s text:c="2"/>| 2019-01-07 |</text:p>
      <text:p text:style-name="P14">+------+---------+----------+--------+------------+</text:p>
      <text:p text:style-name="P3"><text:span text:style-name="Strong_20_Emphasis"><text:span text:style-name="T4">Output:</text:span></text:span><text:span text:style-name="T4"> </text:span></text:p>
      <text:p text:style-name="P14">+----------+---------+-------------+----------------+--------------------+-----------------------+</text:p>
      <text:p text:style-name="P14">| month <text:s text:c="3"/>| country | trans_count | approved_count | trans_total_amount | approved_total_amount |</text:p>
      <text:p text:style-name="P14">+----------+---------+-------------+----------------+--------------------+-----------------------+</text:p>
      <text:p text:style-name="P14">| 2018-12 <text:s/>| US <text:s text:c="5"/>| 2 <text:s text:c="10"/>| 1 <text:s text:c="13"/>| 3000 <text:s text:c="14"/>| 1000 <text:s text:c="17"/>|</text:p>
      <text:p text:style-name="P14">| 2019-01 <text:s/>| US <text:s text:c="5"/>| 1 <text:s text:c="10"/>| 1 <text:s text:c="13"/>| 2000 <text:s text:c="14"/>| 2000 <text:s text:c="17"/>|</text:p>
      <text:p text:style-name="P14">| 2019-01 <text:s/>| DE <text:s text:c="5"/>| 1 <text:s text:c="10"/>| 1 <text:s text:c="13"/>| 2000 <text:s text:c="14"/>| 2000 <text:s text:c="17"/>|</text:p>
      <text:p text:style-name="P12">+----------+---------+-------------+----------------+---</text:p>
      <text:p text:style-name="P34"># -------------------------- ANSWER --------------------------------------------------- </text:p>
      <text:p text:style-name="P34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16T15:57:40.488000000</meta:creation-date>
    <meta:generator>LibreOffice/7.1.3.2$Windows_X86_64 LibreOffice_project/47f78053abe362b9384784d31a6e56f8511eb1c1</meta:generator>
    <dc:date>2024-07-17T19:51:39.497000000</dc:date>
    <meta:editing-duration>PT1H23M2S</meta:editing-duration>
    <meta:editing-cycles>10</meta:editing-cycles>
    <meta:document-statistic meta:table-count="0" meta:image-count="0" meta:object-count="0" meta:page-count="10" meta:paragraph-count="379" meta:word-count="2390" meta:character-count="15358" meta:non-whitespace-character-count="11761"/>
  </office:meta>
</office:document-meta>
</file>